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10pt" officeooo:rsid="000ad75a" officeooo:paragraph-rsid="000ad75a" style:font-size-asian="10pt" style:font-size-complex="10pt"/>
    </style:style>
    <style:style style:name="P2" style:family="paragraph" style:parent-style-name="Standard">
      <style:text-properties style:font-name="Consolas" fo:font-size="10pt" officeooo:rsid="000c8254" officeooo:paragraph-rsid="000c8254" style:font-size-asian="10pt" style:font-size-complex="10pt"/>
    </style:style>
    <style:style style:name="P3" style:family="paragraph" style:parent-style-name="Standard">
      <style:text-properties style:font-name="Consolas" fo:font-size="10pt" officeooo:rsid="000c8254" officeooo:paragraph-rsid="000e51c7" style:font-size-asian="10pt" style:font-size-complex="10pt"/>
    </style:style>
    <style:style style:name="P4" style:family="paragraph" style:parent-style-name="Standard">
      <style:text-properties style:font-name="Consolas" fo:font-size="10pt" officeooo:rsid="000cc121" officeooo:paragraph-rsid="000cc121" style:font-size-asian="10pt" style:font-size-complex="10pt"/>
    </style:style>
    <style:style style:name="P5" style:family="paragraph" style:parent-style-name="Standard">
      <style:text-properties style:font-name="Consolas" fo:font-size="10pt" officeooo:rsid="000cc121" officeooo:paragraph-rsid="000eca34" style:font-size-asian="10pt" style:font-size-complex="10pt"/>
    </style:style>
    <style:style style:name="P6" style:family="paragraph" style:parent-style-name="Standard">
      <style:text-properties style:font-name="Consolas" fo:font-size="10pt" officeooo:rsid="000f1455" officeooo:paragraph-rsid="000f1455" style:font-size-asian="10pt" style:font-size-complex="10pt"/>
    </style:style>
    <style:style style:name="P7" style:family="paragraph" style:parent-style-name="Standard">
      <style:text-properties style:font-name="Consolas" fo:font-size="10pt" style:text-underline-style="solid" style:text-underline-width="auto" style:text-underline-color="font-color" officeooo:rsid="000c8254" officeooo:paragraph-rsid="000c8254" style:font-size-asian="10pt" style:font-size-complex="10pt"/>
    </style:style>
    <style:style style:name="P8" style:family="paragraph" style:parent-style-name="Standard">
      <style:text-properties style:font-name="Consolas" fo:font-size="10pt" style:text-underline-style="solid" style:text-underline-width="auto" style:text-underline-color="font-color" officeooo:rsid="000cc121" officeooo:paragraph-rsid="000cc121" style:font-size-asian="10pt" style:font-size-complex="10pt"/>
    </style:style>
    <style:style style:name="P9" style:family="paragraph" style:parent-style-name="Standard">
      <style:text-properties style:font-name="Consolas" fo:font-size="10pt" style:text-underline-style="solid" style:text-underline-width="auto" style:text-underline-color="font-color" officeooo:rsid="000eca34" officeooo:paragraph-rsid="000eca34" style:font-size-asian="10pt" style:font-size-complex="10pt"/>
    </style:style>
    <style:style style:name="P10" style:family="paragraph" style:parent-style-name="Standard">
      <style:text-properties officeooo:paragraph-rsid="000d0307"/>
    </style:style>
    <style:style style:name="P11" style:family="paragraph" style:parent-style-name="Standard">
      <style:text-properties officeooo:paragraph-rsid="000eca34"/>
    </style:style>
    <style:style style:name="P12" style:family="paragraph" style:parent-style-name="Standard">
      <style:text-properties style:font-name="Consolas" fo:font-size="10pt" officeooo:rsid="000cc121" officeooo:paragraph-rsid="000cc121" style:font-size-asian="10pt" style:font-size-complex="10pt"/>
    </style:style>
    <style:style style:name="P13" style:family="paragraph" style:parent-style-name="Standard">
      <style:text-properties style:font-name="Consolas" fo:font-size="10pt" officeooo:rsid="000d0307" officeooo:paragraph-rsid="000d0307" style:font-size-asian="10pt" style:font-size-complex="10pt"/>
    </style:style>
    <style:style style:name="P14" style:family="paragraph" style:parent-style-name="Standard">
      <style:text-properties style:font-name="Consolas" fo:font-size="10pt" officeooo:rsid="000e51c7" officeooo:paragraph-rsid="000d0307" style:font-size-asian="10pt" style:font-size-complex="10pt"/>
    </style:style>
    <style:style style:name="P15" style:family="paragraph" style:parent-style-name="Standard">
      <style:text-properties style:font-name="Consolas" fo:font-size="10pt" officeooo:rsid="000eca34" officeooo:paragraph-rsid="000eca34" style:font-size-asian="10pt" style:font-size-complex="10pt"/>
    </style:style>
    <style:style style:name="P16" style:family="paragraph" style:parent-style-name="Standard">
      <style:text-properties style:font-name="Consolas" fo:font-size="10pt" style:text-underline-style="solid" style:text-underline-width="auto" style:text-underline-color="font-color" officeooo:rsid="000cc121" officeooo:paragraph-rsid="000cc121" style:font-size-asian="10pt" style:font-size-complex="10pt"/>
    </style:style>
    <style:style style:name="P17" style:family="paragraph" style:parent-style-name="Standard">
      <style:text-properties style:font-name="Consolas" fo:font-size="10pt" style:text-underline-style="solid" style:text-underline-width="auto" style:text-underline-color="font-color" officeooo:rsid="000e51c7" officeooo:paragraph-rsid="000e51c7" style:font-size-asian="10pt" style:font-size-complex="10pt"/>
    </style:style>
    <style:style style:name="P18" style:family="paragraph" style:parent-style-name="Standard">
      <style:text-properties style:font-name="Consolas" fo:font-size="10pt" style:text-underline-style="solid" style:text-underline-width="auto" style:text-underline-color="font-color" officeooo:rsid="000eca34" officeooo:paragraph-rsid="000eca34" style:font-size-asian="10pt" style:font-size-complex="10pt"/>
    </style:style>
    <style:style style:name="P19" style:family="paragraph" style:parent-style-name="Standard">
      <style:text-properties style:font-name="Consolas" fo:font-size="10pt" style:text-underline-style="solid" style:text-underline-width="auto" style:text-underline-color="font-color" officeooo:rsid="001028de" officeooo:paragraph-rsid="001028de" style:font-size-asian="10pt" style:font-size-complex="10pt"/>
    </style:style>
    <style:style style:name="P20" style:family="paragraph" style:parent-style-name="Standard">
      <style:text-properties officeooo:paragraph-rsid="001028de"/>
    </style:style>
    <style:style style:name="T1" style:family="text">
      <style:text-properties officeooo:rsid="000cc121"/>
    </style:style>
    <style:style style:name="T2" style:family="text">
      <style:text-properties style:font-name="Consolas" fo:font-size="10pt" officeooo:rsid="000e51c7" style:font-size-asian="10pt" style:font-size-complex="10pt"/>
    </style:style>
    <style:style style:name="T3" style:family="text">
      <style:text-properties style:font-name="Consolas" fo:font-size="10pt" officeooo:rsid="000d0307" style:font-size-asian="10pt" style:font-size-complex="10pt"/>
    </style:style>
    <style:style style:name="T4" style:family="text">
      <style:text-properties style:font-name="Consolas" fo:font-size="10pt" officeooo:rsid="000c8254" style:font-size-asian="10pt" style:font-size-complex="10pt"/>
    </style:style>
    <style:style style:name="T5" style:family="text">
      <style:text-properties style:font-name="Consolas" fo:font-size="10pt" officeooo:rsid="000eca34" style:font-size-asian="10pt" style:font-size-complex="10pt"/>
    </style:style>
    <style:style style:name="T6" style:family="text">
      <style:text-properties style:font-name="Consolas" fo:font-size="10pt" officeooo:rsid="001028de" style:font-size-asian="10pt" style:font-size-complex="10pt"/>
    </style:style>
    <style:style style:name="T7" style:family="text">
      <style:text-properties officeooo:rsid="000d0307"/>
    </style:style>
    <style:style style:name="T8" style:family="text">
      <style:text-properties officeooo:rsid="000e51c7"/>
    </style:style>
    <style:style style:name="T9" style:family="text">
      <style:text-properties officeooo:rsid="000eca34"/>
    </style:style>
    <style:style style:name="T10" style:family="text">
      <style:text-properties officeooo:rsid="001028de"/>
    </style:style>
    <style:style style:name="T11" style:family="text">
      <style:text-properties style:font-name="Times New Roman" style:font-name-complex="Times New Roman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ex Benlolo</text:p>
      <text:p text:style-name="P6">Christian Sauls</text:p>
      <text:p text:style-name="P6">Alex Chambers</text:p>
      <text:p text:style-name="P6">Camryn Truban</text:p>
      <text:p text:style-name="P6">John Richard</text:p>
      <text:p text:style-name="P6"/>
      <text:p text:style-name="P7">2.1.1</text:p>
      <text:p text:style-name="P2">Frame<text:tab/><text:tab/><text:tab/><text:tab/>– 236</text:p>
      <text:p text:style-name="P2">Source I<text:span text:style-name="T1">P</text:span> Address<text:tab/><text:tab/>– 193.141.43.158</text:p>
      <text:p text:style-name="P2">Des<text:span text:style-name="T9">t</text:span>ination Port Number<text:tab/>– 80</text:p>
      <text:p text:style-name="P2"/>
      <text:p text:style-name="P7">2.1.2</text:p>
      <text:p text:style-name="P4"><text:span text:style-name="T7">The protocols appear in order of </text:span>IPV4, TCP, then HTTP.</text:p>
      <text:p text:style-name="P4"/>
      <text:p text:style-name="P8">2.1.3</text:p>
      <text:p text:style-name="P4">The HTTP Status Code uses 3 bytes. The actual values of these bytes are the hex values 32 30 30, which is different from the decimal value indicated by WireShark.</text:p>
      <text:p text:style-name="P4"/>
      <text:p text:style-name="P8">2.1.4</text:p>
      <text:p text:style-name="P13">The HTTP Content-Length field has a decimal value of 107862.</text:p>
      <text:p text:style-name="P13"/>
      <text:p text:style-name="P10"><text:span text:style-name="T3">There are </text:span><text:span text:style-name="T2">1338 bytes carried in each TCP segment, aside from the last segment, which is 1206 bytes. I found this answer by expanding the [81 Reassembled TCP Segments…] tab, where it shows the individual TCP segments. The far right of each segment indicates the length of that specific segment.</text:span></text:p>
      <text:p text:style-name="P14"/>
      <text:p text:style-name="P14"/>
      <text:p text:style-name="P14"/>
      <text:p text:style-name="P17">2.2.1</text:p>
      <text:p text:style-name="P3">Frame<text:tab/><text:tab/><text:tab/><text:tab/>– <text:span text:style-name="T8">70</text:span></text:p>
      <text:p text:style-name="P3">Source I<text:span text:style-name="T1">P</text:span> Address<text:tab/><text:tab/>– <text:span text:style-name="T9">10.20.1.6</text:span></text:p>
      <text:p text:style-name="P11"><text:span text:style-name="T5">Source</text:span><text:span text:style-name="T4"> Port Number<text:tab/>– </text:span><text:span text:style-name="T5">53</text:span></text:p>
      <text:p text:style-name="P15"/>
      <text:p text:style-name="P15">The Source IP Address is 10.20.1.6, because my computer is sending the query.</text:p>
      <text:p text:style-name="P15">The Source Port number is 53, because the protocol being used is DNS.</text:p>
      <text:p text:style-name="P15"/>
      <text:p text:style-name="P9">2.2.2</text:p>
      <text:p text:style-name="P5"><text:span text:style-name="T7">The protocols appear in order of </text:span>IPV4, <text:span text:style-name="T9">UDP</text:span> <text:span text:style-name="T9">then DNS</text:span>.</text:p>
      <text:p text:style-name="P5"/>
      <text:p text:style-name="P9">2.2.3</text:p>
      <text:p text:style-name="P15">The significance of DNS response type A it is the host address.</text:p>
      <text:p text:style-name="P15">The significance of the field “class IN” is that IN stands for internet.</text:p>
      <text:p text:style-name="P15"/>
      <text:p text:style-name="P19">2.2.4</text:p>
      <text:p text:style-name="P20"><text:span text:style-name="T6">The “Time to Live” field is how long a packet should be in the network before being discarded. The value is represented by 4 bytes, which represent the time in seconds. In this this case it is 0000094c, which translates to 2380 second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28T13:52:39.113123079</meta:creation-date>
    <dc:date>2020-02-28T15:43:52.361294738</dc:date>
    <meta:editing-duration>PT9M26S</meta:editing-duration>
    <meta:editing-cycles>3</meta:editing-cycles>
    <meta:generator>LibreOffice/6.4.0.3$Linux_X86_64 LibreOffice_project/b0a288ab3d2d4774cb44b62f04d5d28733ac6df8</meta:generator>
    <meta:document-statistic meta:table-count="0" meta:image-count="0" meta:object-count="0" meta:page-count="1" meta:paragraph-count="29" meta:word-count="242" meta:character-count="1386" meta:non-whitespace-character-count="1159"/>
  </office:meta>
</office:document-meta>
</file>